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71EEE6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12.282cm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11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4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1.8cm" svg:y="19.638cm">
          <draw:text-box>
            <text:p>2013, Krzysztof Romanowski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3" draw:text-style-name="P2" draw:layer="layout" svg:width="22.8cm" svg:height="8.912cm" svg:x="3.2cm" svg:y="2.688cm">
          <draw:text-box>
            <text:p><text:span text:style-name="T2"><text:tab/></text:span><text:span text:style-name="T2">Analiza wydajności technologii Scala w zagadnieniu agentowej symulacji ruchu miejskiego</text:span></text:p>
            <text:p><text:span text:style-name="T2"/></text:p>
          </draw:text-box>
        </draw:frame>
        <draw:frame draw:style-name="gr1" draw:text-style-name="P3" draw:layer="layout" svg:width="13cm" svg:height="1.276cm" svg:x="12.4cm" svg:y="16cm">
          <draw:text-box>
            <text:p><text:span text:style-name="T3">Promotor: dr inż. A. Byrski</text:span></text:p>
          </draw:text-box>
        </draw:frame>
        <draw:frame draw:style-name="gr4" draw:text-style-name="P4" draw:layer="layout" svg:width="14.782cm" svg:height="4.8cm" svg:x="9.6cm" svg:y="10.6cm">
          <draw:text-box>
            <text:p><text:span text:style-name="T4">Scala Performance Analysis in Agent-based Urban Traffic Simulation</text:span></text:p>
            <text:p><text:span text:style-name="T4"/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23.4cm" svg:height="2.143cm" svg:x="16.8cm" svg:y="2.4cm">
          <draw:text-box>
            <text:p><text:span text:style-name="T5">Agenda</text:span></text:p>
          </draw:text-box>
        </draw:frame>
        <draw:frame draw:style-name="gr6" draw:text-style-name="P6" draw:layer="layout" svg:width="19.2cm" svg:height="17cm" svg:x="2.6cm" svg:y="4.8cm">
          <draw:text-box>
            <text:list text:style-name="L2">
              <text:list-item>
                <text:p><text:span text:style-name="T6">Poprzedni harmonogram</text:span></text:p>
              </text:list-item>
              <text:list-item>
                <text:p><text:span text:style-name="T6">Stan prac</text:span></text:p>
              </text:list-item>
              <text:list-item>
                <text:p><text:span text:style-name="T6">Aktualizacja harmonogramu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7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24.6cm" svg:height="4.981cm" svg:x="2.2cm" svg:y="2.057cm">
          <draw:text-box>
            <text:p><text:span text:style-name="T5">Poprzedni Harmonogram</text:span></text:p>
            <text:p><text:span text:style-name="T5"/></text:p>
          </draw:text-box>
        </draw:frame>
        <draw:frame draw:style-name="gr7" draw:layer="layout" svg:width="11.6cm" svg:height="14.36cm" svg:x="1.8cm" svg:y="5.278cm">
          <draw:text-box>
            <text:p><text:span text:style-name="T8">Do końca 2013</text:span> </text:p>
            <text:list text:style-name="L3">
              <text:list-item>
                <text:list>
                  <text:list-item>
                    <text:p><text:span text:style-name="T9">Stworzenie modelu ulic</text:span></text:p>
                  </text:list-item>
                  <text:list-item>
                    <text:p><text:span text:style-name="T9">Implementacja zachowania pojedynczego samochodu, pierwszeństwo</text:span></text:p>
                  </text:list-item>
                </text:list>
                <text:p><text:span text:style-name="T9"/></text:p>
              </text:list-item>
            </text:list>
            <text:p><text:span text:style-name="T8">Do końca lutego 2014</text:span></text:p>
            <text:list text:continue-numbering="true" text:style-name="L3">
              <text:list-item>
                <text:list>
                  <text:list-item>
                    <text:p><text:span text:style-name="T9">Implementacja wszystkich modeli,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9">Wstęp teoretyczny</text:span></text:p>
                  </text:list-item>
                </text:list>
              </text:list-item>
            </text:list>
            <text:p/>
          </draw:text-box>
        </draw:frame>
        <draw:frame draw:style-name="gr1" draw:layer="layout" svg:width="12cm" svg:height="12.555cm" svg:x="13.8cm" svg:y="5.2cm">
          <draw:text-box>
            <text:p><text:span text:style-name="T8">Do końca kwietnia 2014</text:span> </text:p>
            <text:list text:style-name="L3">
              <text:list-item>
                <text:list>
                  <text:list-item>
                    <text:p><text:span text:style-name="T9">Poprawki oraz zbieranie danych, </text:span></text:p>
                  </text:list-item>
                  <text:list-item>
                    <text:p><text:span text:style-name="T9">Opis rozwiązania</text:span></text:p>
                  </text:list-item>
                </text:list>
              </text:list-item>
            </text:list>
            <text:p/>
            <text:p><text:span text:style-name="T8">Do końca maja 2014</text:span><text:span text:style-name="T10"> </text:span></text:p>
            <text:list text:continue-numbering="true" text:style-name="L3">
              <text:list-item>
                <text:list>
                  <text:list-item>
                    <text:p><text:span text:style-name="T9">Analiza danych</text:span></text:p>
                  </text:list-item>
                  <text:list-item>
                    <text:p><text:span text:style-name="T9">Opis wyników</text:span></text:p>
                  </text:list-item>
                </text:list>
                <text:p/>
              </text:list-item>
            </text:list>
            <text:p><text:span text:style-name="T8">Czerwiec 2014 roku</text:span></text:p>
            <text:list text:continue-numbering="true" text:style-name="L3">
              <text:list-item>
                <text:list>
                  <text:list-item>
                    <text:p><text:span text:style-name="T9">Ostanie poprawki</text:span></text:p>
                  </text:list-item>
                  <text:list-item>
                    <text:p><text:span text:style-name="T9">Obro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7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17.2cm" svg:height="2.143cm" svg:x="13.4cm" svg:y="2.4cm">
          <draw:text-box>
            <text:p><text:span text:style-name="T5">Stan prac</text:span></text:p>
          </draw:text-box>
        </draw:frame>
        <draw:frame draw:style-name="gr1" draw:text-style-name="P3" draw:layer="layout" svg:width="18.8cm" svg:height="8.961cm" svg:x="2.4cm" svg:y="5.385cm">
          <draw:text-box>
            <text:p><text:span text:style-name="T3"><text:s/></text:span><text:span text:style-name="T3">1. Tworzenie modelu ulic (dane od ZiKTu)</text:span></text:p>
            <text:p><text:span text:style-name="T3"><text:s/></text:span><text:span text:style-name="T3">2. Zaimplementowane pierszeństwo</text:span></text:p>
            <text:p><text:span text:style-name="T3"><text:s/></text:span><text:span text:style-name="T3">3. Model ruchu, wyznaczanie trasy</text:span></text:p>
            <text:p><text:span text:style-name="T3"><text:s/></text:span><text:span text:style-name="T3">4. Drobne modyfikacje orginalnej koncepcji</text:span></text:p>
            <text:p><text:span text:style-name="T3"/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 text:style-name="P8"><text:span text:style-name="T7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 text:style-name="P9"><text:span text:style-name="T1">Scala Performance Analysis in Agent-based Urban Traffic Simulation</text:span></text:p>
            <text:p text:style-name="P9"><text:span text:style-name="T1"/></text:p>
          </draw:text-box>
        </draw:frame>
        <draw:frame draw:style-name="gr1" draw:text-style-name="P5" draw:layer="layout" svg:width="24.6cm" svg:height="4.981cm" svg:x="2.2cm" svg:y="2.057cm">
          <draw:text-box>
            <text:p text:style-name="P10"><text:span text:style-name="T5">Aktualizacja Harmonogramu</text:span></text:p>
            <text:p text:style-name="P10"><text:span text:style-name="T5"/></text:p>
          </draw:text-box>
        </draw:frame>
        <draw:frame draw:style-name="gr7" draw:text-style-name="P8" draw:layer="layout" svg:width="11.6cm" svg:height="14.36cm" svg:x="1.8cm" svg:y="5.278cm">
          <draw:text-box>
            <text:p text:style-name="P8"><text:span text:style-name="T8">Do końca lutego 2014</text:span></text:p>
            <text:list text:style-name="L3">
              <text:list-item>
                <text:list>
                  <text:list-item>
                    <text:p text:style-name="P8"><text:span text:style-name="T9">Implementacja wszystkich modeli</text:span></text:p>
                  </text:list-item>
                  <text:list-item>
                    <text:p text:style-name="P8"><text:span text:style-name="T9">Stworzenie modelu ulic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9">Wstęp teoretyczny</text:span></text:p>
                  </text:list-item>
                </text:list>
              </text:list-item>
            </text:list>
            <text:p text:style-name="P8"/>
          </draw:text-box>
        </draw:frame>
        <draw:frame draw:style-name="gr1" draw:text-style-name="P8" draw:layer="layout" svg:width="12cm" svg:height="7.941cm" svg:x="13.8cm" svg:y="5.2cm">
          <draw:text-box>
            <text:p text:style-name="P8"><text:span text:style-name="T8">Do końca kwietnia 2014</text:span> </text:p>
            <text:list text:style-name="L3">
              <text:list-item>
                <text:list>
                  <text:list-item>
                    <text:p text:style-name="P8"><text:span text:style-name="T9">Poprawki oraz zbieranie danych, </text:span></text:p>
                  </text:list-item>
                  <text:list-item>
                    <text:p text:style-name="P8"><text:span text:style-name="T9">Opis rozwiązania</text:span></text:p>
                  </text:list-item>
                </text:list>
              </text:list-item>
            </text:list>
            <text:p text:style-name="P8"/>
            <text:p text:style-name="P8"><text:span text:style-name="T8">Do końca maja 2014</text:span><text:span text:style-name="T10"> </text:span></text:p>
            <text:list text:continue-numbering="true" text:style-name="L3">
              <text:list-item>
                <text:list>
                  <text:list-item>
                    <text:p text:style-name="P8"><text:span text:style-name="T9">Analiza danych</text:span></text:p>
                  </text:list-item>
                  <text:list-item>
                    <text:p text:style-name="P8"><text:span text:style-name="T9">Opis wyników</text:span></text:p>
                  </text:list-item>
                </text:list>
                <text:p text:style-name="P8"/>
              </text:list-item>
            </text:list>
            <text:p text:style-name="P8"><text:span text:style-name="T8">Czerwiec 2014 roku</text:span></text:p>
            <text:list text:continue-numbering="true" text:style-name="L3">
              <text:list-item>
                <text:list>
                  <text:list-item>
                    <text:p text:style-name="P8"><text:span text:style-name="T9">Ostanie poprawki</text:span></text:p>
                  </text:list-item>
                  <text:list-item>
                    <text:p text:style-name="P8"><text:span text:style-name="T9">Obron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5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11-24T19:05:57</meta:creation-date>
    <dc:date>2014-01-13T13:25:00</dc:date>
    <dc:creator>krzysiek </dc:creator>
    <meta:editing-duration>PT52M55S</meta:editing-duration>
    <meta:editing-cycles>6</meta:editing-cycles>
    <meta:generator>LibreOffice/3.5$Linux_X86_64 LibreOffice_project/350m1$Build-2</meta:generator>
    <meta:document-statistic meta:object-count="64"/>
  </office:meta>
</office:document-meta>
</file>